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Normal_20__28_Web_29_">
      <style:paragraph-properties fo:margin-top="0in" fo:margin-bottom="0in" loext:contextual-spacing="false"/>
      <style:text-properties fo:color="#808080" style:font-name="Calibri" fo:font-size="10pt" fo:font-style="normal" style:font-size-asian="10pt" style:font-style-asian="normal" style:font-name-complex="Calibri1" style:font-size-complex="10pt" style:font-style-complex="normal"/>
    </style:style>
    <style:style style:name="P3" style:family="paragraph" style:parent-style-name="Normal_20__28_Web_29_">
      <style:paragraph-properties fo:margin-top="0in" fo:margin-bottom="0in" loext:contextual-spacing="false"/>
      <style:text-properties fo:font-style="normal" style:font-style-asian="normal" style:font-style-complex="normal"/>
    </style:style>
    <style:style style:name="P4" style:family="paragraph" style:parent-style-name="Normal_20__28_Web_29_" style:master-page-name="Standard">
      <style:paragraph-properties fo:margin-top="0in" fo:margin-bottom="0in" loext:contextual-spacing="false" style:page-number="auto"/>
      <style:text-properties fo:font-style="normal" style:font-style-asian="normal" style:font-style-complex="normal"/>
    </style:style>
    <style:style style:name="T1" style:family="text">
      <style:text-properties style:font-name="Calibri Light" fo:font-size="20pt" style:font-size-asian="20pt" style:font-name-complex="Calibri Light1" style:font-size-complex="20pt"/>
    </style:style>
    <style:style style:name="T2" style:family="text">
      <style:text-properties fo:color="#808080" style:font-name="Calibri" fo:font-size="10pt" style:font-size-asian="10pt" style:font-name-complex="Calibri1" style:font-size-complex="10pt"/>
    </style:style>
    <style:style style:name="T3" style:family="text">
      <style:text-properties fo:color="#000000" style:font-name="Calibri" fo:font-style="italic" style:font-style-asian="italic" style:font-name-complex="Calibri1" style:font-style-complex="italic"/>
    </style:style>
    <style:style style:name="T4" style:family="text">
      <style:text-properties fo:color="#000000" style:font-name="Calibri" fo:font-style="italic" fo:font-weight="bold" style:font-style-asian="italic" style:font-weight-asian="bold" style:font-name-complex="Calibri1" style:font-style-complex="italic" style:font-weight-complex="bold"/>
    </style:style>
    <style:style style:name="T5" style:family="text">
      <style:text-properties fo:color="#000000" style:font-name="Calibri" fo:font-style="italic" style:text-underline-style="solid" style:text-underline-width="auto" style:text-underline-color="font-color" style:font-style-asian="italic" style:font-name-complex="Calibri1" style:font-style-complex="italic"/>
    </style:style>
    <style:style style:name="T6" style:family="text">
      <style:text-properties fo:color="#000000" style:font-name="Calibri" style:font-name-complex="Calibri1"/>
    </style:style>
    <style:style style:name="T7" style:family="text">
      <style:text-properties fo:color="#000000" style:font-name="Calibri" fo:font-weight="bold" style:font-weight-asian="bold" style:font-name-complex="Calibri1" style:font-weight-complex="bold"/>
    </style:style>
    <style:style style:name="T8" style:family="text">
      <style:text-properties fo:color="#000000" style:font-name="Calibri" style:text-underline-style="solid" style:text-underline-width="auto" style:text-underline-color="font-color" style:font-name-complex="Calibri1"/>
    </style:style>
    <style:style style:name="T9"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oovitöö arendaja kandidaadile</text:span></text:p>
      <text:p text:style-name="P3"><text:span text:style-name="T2">Reede, 24. mai 2019</text:span></text:p>
      <text:p text:style-name="P2"/>
      <text:p text:style-name="P3"><text:span text:style-name="T6">Sinu kliendil, kes tegeleb salajaste kontaktide haldamisega, on probleem. Tal on vaja kiires korras selle tarbeks minimalistlikku infosüsteemi. Arutades võimalikku lahendust üheskoos kliendi ja arhitektiga olete ühel meelel, et see lahendus ei saa olema pikaaegne vaid pigem ajutine, minimaalseid nõudeid täitev. Lepitakse kokku järgnevas:</text:span></text:p>
      <text:p text:style-name="P3"><text:span text:style-name="T6"> </text:span></text:p>
      <text:p text:style-name="P3"><text:span text:style-name="T7">Ärilised Funktsionaalsed nõuded:</text:span></text:p>
      <text:p text:style-name="P3"><text:span text:style-name="T6">- Näeb kontaktide kirjeid.</text:span></text:p>
      <text:p text:style-name="P3"><text:span text:style-name="T6">- Saab lisada uusi kontakti kirjeid.</text:span></text:p>
      <text:p text:style-name="P3"><text:span text:style-name="T6">- Saab uuendada kontakti andmeid.</text:span></text:p>
      <text:p text:style-name="P3"><text:span text:style-name="T6">- Saab kustutada kontakti andmeid.</text:span></text:p>
      <text:p text:style-name="P3"><text:span text:style-name="T6">- Kontakti kirjes talletatakse kontakti pärisnimi, salajane kood-nimi ja telefoninumber.</text:span></text:p>
      <text:p text:style-name="P3"><text:span text:style-name="T6">- Lahendust saab kasutada läbi veebibrauseri.</text:span></text:p>
      <text:p text:style-name="P3"><text:span text:style-name="T6">- </text:span><text:span text:style-name="T8">Boonus</text:span><text:span text:style-name="T6">: Infosüsteemi saab kasutada ainult kindel kasutaja (kasutajanimi 'smit' ja parool 'SeeOnSalajane!').</text:span></text:p>
      <text:p text:style-name="P3"><text:span text:style-name="T6"> </text:span></text:p>
      <text:p text:style-name="P3"><text:span text:style-name="T7">Tehnilised mittefunktsionaalsed nõuded:</text:span></text:p>
      <text:p text:style-name="P3"><text:span text:style-name="T6">- Infosüsteemil peab olema REST API, mis toetab JSON andmeformaati, et lahendust saaks liidestada teiste süsteemidega.</text:span></text:p>
      <text:p text:style-name="P3"><text:span text:style-name="T6">- Back-end tehnoloogia valik vastavalt sinu kompetentsidele.</text:span></text:p>
      <text:p text:style-name="P3"><text:span text:style-name="T6">- Infosüsteemil on minimalistlik JavaScript kasutajaliides, mis suhtleb infosüsteemi REST API'ga kirjete lisamisel ja kuvamisel.</text:span></text:p>
      <text:p text:style-name="P3"><text:span text:style-name="T6">- Lahendus peab toetama kõikvõimalike sümbolitega kontaktide nimesid.</text:span></text:p>
      <text:p text:style-name="P3"><text:span text:style-name="T6">- Süsteemi kasutajad ja kontaktandmed on talletatud andmebaasis (MySQL, PostgreSQL, LiteSQL vms).</text:span></text:p>
      <text:p text:style-name="P3"><text:span text:style-name="T6">- </text:span><text:span text:style-name="T8">Boonus</text:span><text:span text:style-name="T6">: Sisselogimisel tagastatakse kasutajale JSON Web Token, mida valideeritakse edasisel suhtlusel.</text:span></text:p>
      <text:p text:style-name="P3"><text:span text:style-name="T6">- </text:span><text:span text:style-name="T8">Boonus</text:span><text:span text:style-name="T6">: REST API on kaetud integratsioonitestidega.</text:span></text:p>
      <text:p text:style-name="P3"><text:span text:style-name="T6"> </text:span></text:p>
      <text:p text:style-name="P3"><text:span text:style-name="T7">Lõpptulemus</text:span></text:p>
      <text:p text:style-name="P3"><text:span text:style-name="T6">- Tarkvara kood ja andmebaasi mudel (näiteks SQL dump) edastada failina.</text:span></text:p>
      <text:p text:style-name="P3"><text:span text:style-name="T6">- Rakenduse esitlemisel tuleb põhjendada loodud lahendust, sealhulgas vajadusel koodi selgitama.</text:span></text:p>
      <text:p text:style-name="P1"/>
      <text:p text:style-name="P1"><text:span text:style-name="T9">Proovitöö esitamise tähtaeg 31.05.</text:span><text:bookmark text:name="_GoBack"/><text:span text:style-name="T9">2019 kell 15.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t" fo:country="E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t" fo:country="E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language-asian="et" style:country-asian="E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n Siht</meta:initial-creator>
    <meta:editing-cycles>3</meta:editing-cycles>
    <meta:creation-date>2019-05-24T08:47:00</meta:creation-date>
    <dc:date>2019-05-29T07:00:01.407651918</dc:date>
    <meta:editing-duration>PT4M16S</meta:editing-duration>
    <meta:generator>LibreOffice/6.0.7.3$Linux_X86_64 LibreOffice_project/00m0$Build-3</meta:generator>
    <meta:document-statistic meta:table-count="0" meta:image-count="0" meta:object-count="0" meta:page-count="1" meta:paragraph-count="26" meta:word-count="212" meta:character-count="1691" meta:non-whitespace-character-count="14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